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ificationOverTimeImplTest.should_throw_mockito_assertion_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erificationOverTimeImplTest.should_return_on_su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erificationOverTimeImplTest.should_not_wrap_other_exce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erificationOverTimeImplTest.should_deal_with_junit_assertion_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erificationOverTimeImpl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